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ingFang SC" svg:font-family="'PingFang SC', 'Microsoft YaHei', SimHei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6ee16" officeooo:paragraph-rsid="0016ee16"/>
    </style:style>
    <style:style style:name="P2" style:family="paragraph" style:parent-style-name="Standard">
      <style:text-properties officeooo:rsid="0017b12c" officeooo:paragraph-rsid="0017b12c"/>
    </style:style>
    <style:style style:name="P3" style:family="paragraph" style:parent-style-name="Standard">
      <style:text-properties officeooo:rsid="001880aa" officeooo:paragraph-rsid="001880aa"/>
    </style:style>
    <style:style style:name="P4" style:family="paragraph" style:parent-style-name="Standard">
      <style:text-properties officeooo:rsid="001a6088" officeooo:paragraph-rsid="001a6088"/>
    </style:style>
    <style:style style:name="P5" style:family="paragraph" style:parent-style-name="Standard">
      <style:text-properties officeooo:rsid="001b9be2" officeooo:paragraph-rsid="001b9be2"/>
    </style:style>
    <style:style style:name="P6" style:family="paragraph" style:parent-style-name="Standard">
      <style:text-properties officeooo:rsid="001b9be2" officeooo:paragraph-rsid="001c8a9a"/>
    </style:style>
    <style:style style:name="P7" style:family="paragraph" style:parent-style-name="Standard">
      <style:text-properties fo:color="#3465a4" officeooo:rsid="001cbbf6" officeooo:paragraph-rsid="001cbbf6" fo:background-color="#ffffff"/>
    </style:style>
    <style:style style:name="P8" style:family="paragraph" style:parent-style-name="Standard">
      <style:text-properties fo:color="#000000" officeooo:rsid="001fb589" officeooo:paragraph-rsid="001fb589" fo:background-color="#ffffff"/>
    </style:style>
    <style:style style:name="P9" style:family="paragraph" style:parent-style-name="Standard">
      <style:text-properties fo:color="#000000" officeooo:rsid="00216fb5" officeooo:paragraph-rsid="00216fb5" fo:background-color="#ffffff"/>
    </style:style>
    <style:style style:name="P10" style:family="paragraph" style:parent-style-name="Standard">
      <style:text-properties fo:color="#000000" officeooo:rsid="00254237" officeooo:paragraph-rsid="00254237" fo:background-color="#ffffff"/>
    </style:style>
    <style:style style:name="P11" style:family="paragraph" style:parent-style-name="Standard">
      <style:text-properties fo:color="#000000" officeooo:rsid="00280f1d" officeooo:paragraph-rsid="00280f1d" fo:background-color="#ffffff"/>
    </style:style>
    <style:style style:name="P12" style:family="paragraph" style:parent-style-name="Standard">
      <style:text-properties fo:color="#660033" officeooo:rsid="00223ea5" officeooo:paragraph-rsid="00223ea5" fo:background-color="#ffffff"/>
    </style:style>
    <style:style style:name="P13" style:family="paragraph" style:parent-style-name="Standard">
      <style:text-properties fo:color="#660033" officeooo:rsid="00280f1d" officeooo:paragraph-rsid="00280f1d" fo:background-color="#ffffff"/>
    </style:style>
    <style:style style:name="P14" style:family="paragraph" style:parent-style-name="Standard">
      <style:text-properties fo:color="#0066cc" officeooo:rsid="00254237" officeooo:paragraph-rsid="00254237" fo:background-color="#ffffff"/>
    </style:style>
    <style:style style:name="P15" style:family="paragraph" style:parent-style-name="Standard">
      <style:text-properties fo:color="#993366" officeooo:rsid="002d0fd6" officeooo:paragraph-rsid="002d0fd6" fo:background-color="#ffffff"/>
    </style:style>
    <style:style style:name="P16" style:family="paragraph" style:parent-style-name="Standard">
      <style:text-properties fo:color="#993366" officeooo:rsid="002f0ec8" officeooo:paragraph-rsid="002f0ec8" fo:background-color="#ffffff"/>
    </style:style>
    <style:style style:name="P17" style:family="paragraph" style:parent-style-name="Standard">
      <style:text-properties fo:font-variant="normal" fo:text-transform="none" fo:color="#4f4f4f" fo:letter-spacing="normal" officeooo:rsid="002f0ec8" officeooo:paragraph-rsid="002f0ec8" fo:background-color="#ffffff"/>
    </style:style>
    <style:style style:name="P18" style:family="paragraph" style:parent-style-name="Standard">
      <style:text-properties fo:font-variant="normal" fo:text-transform="none" fo:color="#000000" fo:letter-spacing="normal" officeooo:rsid="00319cbf" officeooo:paragraph-rsid="00319cbf" fo:background-color="#ffffff"/>
    </style:style>
    <style:style style:name="P19" style:family="paragraph" style:parent-style-name="Standard">
      <style:text-properties fo:font-variant="normal" fo:text-transform="none" fo:color="#993366" fo:letter-spacing="normal" officeooo:rsid="00354cc5" officeooo:paragraph-rsid="00354cc5" fo:background-color="#ffffff"/>
    </style:style>
    <style:style style:name="P20" style:family="paragraph" style:parent-style-name="Text_20_body">
      <style:text-properties fo:font-variant="normal" fo:text-transform="none" fo:color="#4f4f4f" fo:letter-spacing="normal" officeooo:rsid="002b79a9" officeooo:paragraph-rsid="002b79a9" fo:background-color="#ffffff"/>
    </style:style>
    <style:style style:name="P21" style:family="paragraph" style:parent-style-name="Text_20_body">
      <style:text-properties fo:font-variant="normal" fo:text-transform="none" fo:color="#4f4f4f" fo:letter-spacing="normal" officeooo:rsid="002d0fd6" officeooo:paragraph-rsid="002d0fd6" fo:background-color="#ffffff" style:font-name-asian="PingFang SC" style:font-size-asian="10.6499996185303pt" style:font-style-asian="normal" style:font-weight-asian="normal"/>
    </style:style>
    <style:style style:name="P22" style:family="paragraph" style:parent-style-name="Text_20_body">
      <style:paragraph-properties fo:margin-left="0cm" fo:margin-right="0cm" fo:margin-top="0cm" fo:margin-bottom="0.376cm" style:contextual-spacing="false" style:line-height-at-least="0.612cm" fo:text-align="justify" style:justify-single-word="false" fo:widows="1" fo:text-indent="0cm" style:auto-text-indent="false" fo:padding="0cm" fo:border="none"/>
      <style:text-properties fo:font-variant="normal" fo:text-transform="none" fo:color="#4f4f4f" fo:letter-spacing="normal"/>
    </style:style>
    <style:style style:name="P23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rsid="0029f533" officeooo:paragraph-rsid="0029f533" fo:background-color="#ffffff"/>
    </style:style>
    <style:style style:name="P24" style:family="paragraph" style:parent-style-name="Standard">
      <style:text-properties fo:font-variant="normal" fo:text-transform="none" fo:color="#000000" style:font-name="PingFang SC" fo:font-size="10.6499996185303pt" fo:letter-spacing="normal" fo:font-style="normal" fo:font-weight="normal" officeooo:rsid="00319cbf" officeooo:paragraph-rsid="00319cbf" fo:background-color="#ffffff" style:font-name-asian="PingFang SC" style:font-size-asian="10.6499996185303pt" style:font-style-asian="normal" style:font-weight-asian="normal"/>
    </style:style>
    <style:style style:name="P25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2b79a9" officeooo:paragraph-rsid="002b79a9" fo:background-color="#ffffff"/>
    </style:style>
    <style:style style:name="P26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2d0fd6" officeooo:paragraph-rsid="002d0fd6" fo:background-color="#ffffff"/>
    </style:style>
    <style:style style:name="P27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2f0ec8" officeooo:paragraph-rsid="002f0ec8" fo:background-color="#ffffff"/>
    </style:style>
    <style:style style:name="P28" style:family="paragraph" style:parent-style-name="Standard">
      <style:text-properties fo:font-variant="normal" fo:text-transform="none" fo:color="#993366" style:font-name="PingFang SC" fo:font-size="10.6499996185303pt" fo:letter-spacing="normal" fo:font-style="normal" fo:font-weight="normal" officeooo:rsid="00354cc5" officeooo:paragraph-rsid="00354cc5" fo:background-color="#ffffff" style:font-name-asian="PingFang SC" style:font-size-asian="10.6499996185303pt" style:font-style-asian="normal" style:font-weight-asian="normal"/>
    </style:style>
    <style:style style:name="P29" style:family="paragraph" style:parent-style-name="Standard">
      <style:text-properties fo:font-variant="normal" fo:text-transform="none" fo:color="#993366" fo:letter-spacing="normal" officeooo:rsid="00354cc5" officeooo:paragraph-rsid="00354cc5" fo:background-color="#ffffff"/>
    </style:style>
    <style:style style:name="P30" style:family="paragraph" style:parent-style-name="Standard">
      <style:text-properties fo:font-variant="normal" fo:text-transform="none" fo:color="#993366" fo:letter-spacing="normal" officeooo:rsid="00402667" officeooo:paragraph-rsid="00402667" fo:background-color="#ffffff"/>
    </style:style>
    <style:style style:name="P31" style:family="paragraph" style:parent-style-name="Standard">
      <style:text-properties fo:font-variant="normal" fo:text-transform="none" fo:color="#993366" fo:letter-spacing="normal" officeooo:rsid="00406052" officeooo:paragraph-rsid="00406052" fo:background-color="#ffffff"/>
    </style:style>
    <style:style style:name="P32" style:family="paragraph" style:parent-style-name="Standard">
      <style:text-properties fo:color="#993366" officeooo:rsid="002b79a9" officeooo:paragraph-rsid="002b79a9" fo:background-color="#ffffff"/>
    </style:style>
    <style:style style:name="P33" style:family="paragraph" style:parent-style-name="Text_20_body">
      <style:text-properties fo:font-variant="normal" fo:text-transform="none" fo:color="#4f4f4f" fo:letter-spacing="normal" officeooo:rsid="002b79a9" officeooo:paragraph-rsid="002b79a9" fo:background-color="#ffffff"/>
    </style:style>
    <style:style style:name="P34" style:family="paragraph" style:parent-style-name="Text_20_body">
      <style:paragraph-properties fo:margin-left="0cm" fo:margin-right="0cm" fo:margin-top="0cm" fo:margin-bottom="0.376cm" style:contextual-spacing="false" style:line-height-at-least="0.612cm" fo:text-align="justify" style:justify-single-word="false" fo:widows="1" fo:text-indent="0cm" style:auto-text-indent="false" fo:padding="0cm" fo:border="none"/>
      <style:text-properties fo:font-variant="normal" fo:text-transform="none" fo:color="#4f4f4f" fo:letter-spacing="normal"/>
    </style:style>
    <style:style style:name="T1" style:family="text">
      <style:text-properties officeooo:rsid="001a6088"/>
    </style:style>
    <style:style style:name="T2" style:family="text">
      <style:text-properties fo:color="#cc0000"/>
    </style:style>
    <style:style style:name="T3" style:family="text">
      <style:text-properties officeooo:rsid="00280f1d"/>
    </style:style>
    <style:style style:name="T4" style:family="text">
      <style:text-properties fo:font-variant="normal" fo:text-transform="none" style:font-name="PingFang SC" fo:font-size="10.6499996185303pt" fo:letter-spacing="normal" fo:font-style="normal" fo:font-weight="normal"/>
    </style:style>
    <style:style style:name="T5" style:family="text">
      <style:text-properties fo:font-variant="normal" fo:text-transform="none" fo:letter-spacing="normal" style:font-name-asian="PingFang SC" style:font-size-asian="10.6499996185303pt" style:font-style-asian="normal" style:font-weight-asian="normal"/>
    </style:style>
    <style:style style:name="T6" style:family="text">
      <style:text-properties fo:color="#4f4f4f"/>
    </style:style>
    <style:style style:name="T7" style:family="text">
      <style:text-properties fo:color="#4f4f4f" style:font-name-asian="PingFang SC" style:font-size-asian="10.6499996185303pt" style:font-style-asian="normal" style:font-weight-asian="normal"/>
    </style:style>
    <style:style style:name="T8" style:family="text">
      <style:text-properties fo:color="#4f4f4f" style:font-name="PingFang SC" fo:font-size="10.6499996185303pt" fo:font-style="normal" fo:font-weight="normal"/>
    </style:style>
    <style:style style:name="T9" style:family="text">
      <style:text-properties style:font-name="PingFang SC" fo:font-size="10.6499996185303pt" fo:font-style="normal" fo:font-weight="normal"/>
    </style:style>
    <style:style style:name="T10" style:family="text">
      <style:text-properties style:font-name="PingFang SC" fo:font-size="10.6499996185303pt" fo:language="en" fo:country="US" fo:font-style="normal" fo:font-weight="normal"/>
    </style:style>
    <style:style style:name="T11" style:family="text">
      <style:text-properties style:font-name-asian="PingFang SC" style:font-size-asian="10.6499996185303pt" style:font-style-asian="normal" style:font-weight-asian="normal"/>
    </style:style>
    <style:style style:name="T12" style:family="text">
      <style:text-properties style:font-name-asian="PingFang SC" style:font-size-asian="10.6499996185303pt" style:language-asian="en" style:country-asian="US" style:font-style-asian="normal" style:font-weight-asian="normal"/>
    </style:style>
    <style:style style:name="T13" style:family="text">
      <style:text-properties officeooo:rsid="003d795f" style:font-name-asian="PingFang SC" style:font-size-asian="10.6499996185303pt" style:language-asian="en" style:country-asian="US" style:font-style-asian="normal" style:font-weight-asian="normal"/>
    </style:style>
    <style:style style:name="T14" style:family="text">
      <style:text-properties fo:color="#ff0000" style:font-name="PingFang SC" fo:font-size="10.6499996185303pt" fo:font-style="normal" fo:font-weight="normal"/>
    </style:style>
    <style:style style:name="T15" style:family="text">
      <style:text-properties fo:color="#ff0000" style:font-name-asian="PingFang SC" style:font-size-asian="10.6499996185303pt" style:font-style-asian="normal" style:font-weight-asian="normal"/>
    </style:style>
    <style:style style:name="T16" style:family="text">
      <style:text-properties officeooo:rsid="003e7f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GL笔记：</text:p>
      <text:p text:style-name="Standard"/>
      <text:p text:style-name="Standard">EGL的功能：</text:p>
      <text:p text:style-name="P1">1. 和本地窗口系统（native windowing system）通讯；</text:p>
      <text:p text:style-name="P2">2. 查询可用的配置；</text:p>
      <text:p text:style-name="P2">3. 创建opengl es可用的“绘图表面”（drawing surface）;</text:p>
      <text:p text:style-name="P3">4. 同步不同类别的api之间的渲染，比如在opengl es和openvg之间同步，或者在opengl 和本地窗口的绘图命令之间；</text:p>
      <text:p text:style-name="P3">5. 管理“渲染资源”， 比如纹理映射（rendering map）;</text:p>
      <text:p text:style-name="P3"/>
      <text:p text:style-name="P3"/>
      <text:p text:style-name="P4">EGLDisplay:</text:p>
      <text:p text:style-name="P5">EGL把平台的显示系统抽象为一个独立的类型：<text:span text:style-name="T1">EGLDisplay</text:span></text:p>
      <text:p text:style-name="P6">创建一个可用的<text:span text:style-name="T1">EGLDisplay：</text:span></text:p>
      <text:p text:style-name="P7">EGLint majorVersion;</text:p>
      <text:p text:style-name="P7">EGLint minorVersion;</text:p>
      <text:p text:style-name="P7">EGLBoolean success = EGL_FALSE;</text:p>
      <text:p text:style-name="P7">EGLDisplay display = <text:span text:style-name="T2">eglGetDisplay(EGL_DEFAULT_DISPLAY);</text:span></text:p>
      <text:p text:style-name="P7">if (display != EGL_NO_DISPLAY)</text:p>
      <text:p text:style-name="P7">{</text:p>
      <text:p text:style-name="P7"><text:tab/>success = <text:span text:style-name="T2">eglInitialize(display, &amp;majorVersion, &amp;minorVersion);</text:span></text:p>
      <text:p text:style-name="P7">}</text:p>
      <text:p text:style-name="P7">if (success != EGL_TRUE)</text:p>
      <text:p text:style-name="P7">{</text:p>
      <text:p text:style-name="P7"><text:tab/>EGLint errno = <text:span text:style-name="T2">eglGetError();</text:span></text:p>
      <text:p text:style-name="P7"><text:tab/>if (errno != EGL_SUCCESS)</text:p>
      <text:p text:style-name="P7"><text:tab/>{</text:p>
      <text:p text:style-name="P7"><text:tab/><text:tab/>_TCHAR errmsg[32];</text:p>
      <text:p text:style-name="P7"><text:tab/><text:tab/>_stprintf(errmsg, _T("[EGL] Initialization failed. Error code: 0x%04x"), errno);</text:p>
      <text:p text:style-name="P7"><text:tab/><text:tab/>// EGL_BAD_DISPLAY <text:s text:c="5"/>EGLDisplay参数错误</text:p>
      <text:p text:style-name="P7"><text:tab/><text:tab/>// EGL_NOT_INITIALIZED <text:s/>EGL不能初始化</text:p>
      <text:p text:style-name="P7"><text:tab/>}</text:p>
      <text:p text:style-name="P7">}</text:p>
      <text:p text:style-name="P7"/>
      <text:p text:style-name="P8">EGLConfig:</text:p>
      <text:p text:style-name="P9">初始化EGLDisplay后，要选择一个合适的“绘图表面”</text:p>
      <text:p text:style-name="P12">EGLBoolean eglGetConfigs(EGLDisplay display,<text:tab/>// 已初始化好</text:p>
      <text:p text:style-name="P12"><text:tab/><text:tab/><text:tab/><text:tab/><text:tab/><text:tab/> EGLConfig* configs,<text:tab/>// 如果为NULL，则返回EGL_TRUE和numConfigs，即图形系统所有可用的配置</text:p>
      <text:p text:style-name="P12"><text:tab/><text:tab/><text:tab/><text:tab/><text:tab/><text:tab/> EGLint maxConfigs,<text:tab/><text:tab/>// 上面那个configs数组的容量</text:p>
      <text:p text:style-name="P12"><text:tab/><text:tab/><text:tab/><text:tab/><text:tab/><text:tab/> EGLint* numConfigs);<text:tab/>// 图形系统返回的实际的可用的配置个数，存储在configs数组里</text:p>
      <text:p text:style-name="P12"/>
      <text:p text:style-name="P10">用例：</text:p>
      <text:p text:style-name="P14">static const EGLint CONFIG_ATTRIBS[] =</text:p>
      <text:p text:style-name="P14">{</text:p>
      <text:p text:style-name="P14"><text:tab/>EGL_RED_SIZE, <text:s text:c="6"/>5,</text:p>
      <text:p text:style-name="P14"><text:tab/>EGL_GREEN_SIZE, <text:s text:c="4"/>6,</text:p>
      <text:p text:style-name="P14"><text:tab/>EGL_BLUE_SIZE, <text:s text:c="5"/>5,</text:p>
      <text:p text:style-name="P14"><text:tab/>EGL_DEPTH_SIZE, <text:s text:c="4"/>16,</text:p>
      <text:p text:style-name="P14"><text:tab/>EGL_ALPHA_SIZE, <text:s text:c="4"/>EGL_DONT_CARE,</text:p>
      <text:p text:style-name="P14"><text:tab/>EGL_STENCIL_SIZE, <text:s text:c="2"/>EGL_DONT_CARE,</text:p>
      <text:p text:style-name="P14"><text:soft-page-break/><text:tab/>EGL_SURFACE_TYPE, <text:s text:c="2"/>EGL_WINDOW_BIT,</text:p>
      <text:p text:style-name="P14"><text:tab/>EGL_NONE <text:s text:c="11"/>// 属性表以该常量为结束符</text:p>
      <text:p text:style-name="P14">};</text:p>
      <text:p text:style-name="P14">GLint numConfigs;</text:p>
      <text:p text:style-name="P14">EGLConfig config;</text:p>
      <text:p text:style-name="P14">if (success != EGL_FALSE)</text:p>
      <text:p text:style-name="P14"><text:tab/>success = eglGetConfigs(display, NULL, 0, &amp;numConfigs);</text:p>
      <text:p text:style-name="P14">if (success != EGL_FALSE &amp;&amp; numConfigs &gt; 0)</text:p>
      <text:p text:style-name="P14"><text:tab/>success = eglChooseConfig(display, CONFIG_ATTRIBS, &amp;config, 1, &amp;numConfigs);</text:p>
      <text:p text:style-name="P14"/>
      <text:p text:style-name="P10">查询某个配置的某个属性<text:span text:style-name="T3">：</text:span></text:p>
      <text:p text:style-name="P13">EGLBoolean eglGetConfigAttrib(EGLDisplay display, <text:s text:c="3"/>// 已初始化</text:p>
      <text:p text:style-name="P13"><text:s text:c="30"/>EGLConfig config, <text:s text:c="5"/>// 某个配置</text:p>
      <text:p text:style-name="P13"><text:tab/><text:tab/><text:tab/><text:tab/><text:tab/><text:tab/><text:tab/> <text:s/>EGLint attribute, <text:s text:c="5"/>// 某个属性</text:p>
      <text:p text:style-name="P13"><text:tab/><text:tab/><text:tab/><text:tab/><text:tab/><text:tab/><text:tab/> <text:s/>EGLint * value);</text:p>
      <text:p text:style-name="P13"/>
      <text:p text:style-name="P11"><text:span text:style-name="T4">EGL</text:span><text:span text:style-name="T5">如果选择了多个配置给你，则按一定规则放到数组里：</text:span><text:line-break/><text:span text:style-name="T4">1&gt; EGL_CONFIG_CAVEAT</text:span><text:line-break/><text:span text:style-name="T4">2&gt; EGL_COLOR_BUFFER_TYPE</text:span><text:line-break/><text:span text:style-name="T4">3&gt; </text:span><text:span text:style-name="T5">按</text:span><text:span text:style-name="T4">color buffer</text:span><text:span text:style-name="T5">所占位宽</text:span><text:line-break/><text:span text:style-name="T4">4&gt; EGL_BUFFER_SIZE</text:span><text:line-break/><text:span text:style-name="T4">5&gt; EGL_SAMPLE_BUFFERS</text:span><text:line-break/><text:span text:style-name="T4">6&gt; EGL_SAMPLES</text:span><text:line-break/><text:span text:style-name="T4">7&gt; EGL_DEPTH_SIZE</text:span><text:line-break/><text:span text:style-name="T4">8&gt; EGL_STENCIL_SIZE</text:span><text:line-break/><text:span text:style-name="T4">9&gt; EGL_ALPHA_MASK_SIZE</text:span><text:line-break/><text:span text:style-name="T4">10&gt; EGL_NATIVE_VISUAL_TYPE</text:span><text:line-break/><text:span text:style-name="T4">11&gt; EGL_CONFIG_ID</text:span></text:p>
      <text:p text:style-name="P11"/>
      <text:p text:style-name="P11"/>
      <text:p text:style-name="P23">EGLSurface:</text:p>
      <text:p text:style-name="P25">EGLSurface eglCreateWindowSurface(EGLDisplay display,</text:p>
      <text:p text:style-name="P25"><text:s text:c="34"/>EGLConfig config,</text:p>
      <text:p text:style-name="P25"><text:tab/><text:tab/><text:tab/><text:tab/><text:tab/><text:tab/><text:tab/><text:tab/> <text:s/>EGLNativeWindowType window, // 在Windows上就是HWND类型</text:p>
      <text:p text:style-name="P25"><text:tab/><text:tab/><text:tab/><text:tab/><text:tab/><text:tab/><text:tab/><text:tab/> <text:s/>const EGLint* attribs); <text:s text:c="4"/>// 此属性表非彼属性表</text:p>
      <text:p text:style-name="P32"/>
      <text:p text:style-name="P20"><text:span text:style-name="T10">Surface</text:span><text:span text:style-name="T12">实际上就是一个</text:span><text:span text:style-name="T10">FrameBuffer</text:span><text:span text:style-name="T12">，有多种</text:span><text:span text:style-name="T10">surface</text:span></text:p>
      <text:p text:style-name="P22"><text:span text:style-name="T12">a. 要在某个窗口中显示怎用</text:span><text:span text:style-name="T10">EGLSurface eglCreateWindowSurface() </text:span><text:span text:style-name="T12">来创建</text:span><text:span text:style-name="T10">,</text:span><text:span text:style-name="T12">只有这种是在物理显示设备上显示的。</text:span></text:p>
      <text:p text:style-name="P22"><text:span text:style-name="T13">b. </text:span><text:span text:style-name="T12">要在内存中以位图保存，则用</text:span><text:span text:style-name="T10">eglCreatePixmapSurface</text:span><text:span text:style-name="T12">（）来创建</text:span><text:span text:style-name="T10">,</text:span><text:span text:style-name="T12">该类型只用于离屏渲染</text:span><text:span text:style-name="T10">.</text:span></text:p>
      <text:p text:style-name="P22"><text:span text:style-name="T16">c. </text:span><text:s/><text:span text:style-name="T12">要保存在显存中的帧， 则用</text:span><text:span text:style-name="T10">eglCreatePbufferSurface</text:span><text:span text:style-name="T12">（）来创建。</text:span></text:p>
      <text:p text:style-name="Text_20_body"/>
      <text:p text:style-name="P20"><text:span text:style-name="T11">这里的属性表并非用于</text:span><text:span text:style-name="T9">OpenGL ES 2.0</text:span><text:span text:style-name="T11">，而是其它的</text:span><text:span text:style-name="T9">API</text:span><text:span text:style-name="T11">，比如</text:span><text:span text:style-name="T9">OpenVG</text:span><text:span text:style-name="T11">。我们只需要记住一个：</text:span><text:span text:style-name="T9">EGL_RENDER_BUFFER [EGL_BACK_BUFFER, EGL_FRONT_BUFFER]</text:span><text:span text:style-name="T11">。</text:span><text:span text:style-name="T9"><text:line-break/></text:span><text:span text:style-name="T14">OpenGL ES 2.0</text:span><text:span text:style-name="T15">是必须工作于双缓冲窗口系统的。</text:span><text:span text:style-name="T9"><text:line-break/></text:span><text:span text:style-name="T11">该属性表当然也可以为</text:span><text:span text:style-name="T9">NULL</text:span><text:span text:style-name="T11">，也可以只有一个</text:span><text:span text:style-name="T9">EGL_NONE</text:span><text:span text:style-name="T11">。那表示所有属性使用默认值。</text:span><text:span text:style-name="T9"><text:line-break/></text:span><text:soft-page-break/><text:span text:style-name="T11">如果函数返回</text:span><text:span text:style-name="T9">EGL_NO_SURFACE</text:span><text:span text:style-name="T11">，则失败。错误码：</text:span><text:span text:style-name="T9"><text:line-break/>EGL_BAD_MATCH:          </text:span><text:span text:style-name="T11">属性设置错误。比如</text:span><text:span text:style-name="T9">EGL_SURFACE_TYPE</text:span><text:span text:style-name="T11">没有设置</text:span><text:span text:style-name="T9">EGL_WINDOW_BIT<text:line-break/>EGL_BAD_CONFIG:         </text:span><text:span text:style-name="T11">因为配置错误，图形系统不支持</text:span><text:span text:style-name="T9"><text:line-break/>EGL_BAD_NATIVE_WINDOW:  </text:span><text:span text:style-name="T11">窗口句柄错误</text:span><text:span text:style-name="T9"><text:line-break/>EGL_BAD_ALLOC:          </text:span><text:span text:style-name="T11">无法创建绘图表面。比如先前已经创建一个了。</text:span></text:p>
      <text:p text:style-name="P22"> </text:p>
      <text:p text:style-name="P22">● <text:span text:style-name="T9">pixel buffer<text:line-break/><text:line-break/>OpenGL ES 2.0</text:span><text:span text:style-name="T11">可以向</text:span><text:span text:style-name="T9">pixel buffer</text:span><text:span text:style-name="T11">渲染，同样使用硬件加速。</text:span><text:span text:style-name="T9">pbuffer</text:span><text:span text:style-name="T11">经常用来生成纹理映射。如果想渲染到纹理，常用更高效的</text:span><text:span text:style-name="T9">framebuffer</text:span><text:span text:style-name="T11">对象。</text:span><text:span text:style-name="T9"><text:line-break/></text:span><text:span text:style-name="T11">在</text:span><text:span text:style-name="T9">EGL_SURFACE_TYPE</text:span><text:span text:style-name="T11">里使用使用</text:span><text:span text:style-name="T9">EGL_PBUFFER_BIT</text:span><text:span text:style-name="T11">可创建</text:span><text:span text:style-name="T9">pbuffer</text:span><text:span text:style-name="T11">：</text:span></text:p>
      <text:p text:style-name="P26">EGLSurface eglCreatePbufferSurface(EGLDisplay display,</text:p>
      <text:p text:style-name="P26"><text:s text:c="35"/>EGLConfig config,</text:p>
      <text:p text:style-name="P26"><text:tab/><text:tab/><text:tab/><text:tab/><text:tab/><text:tab/><text:tab/><text:tab/> <text:s text:c="2"/>const EGLint* attribs);</text:p>
      <text:p text:style-name="P15"/>
      <text:p text:style-name="P21">使用到的属性：</text:p>
      <text:p text:style-name="P22"><text:span text:style-name="T9">EGL_WIDTH, EGL_HEIGHT<text:line-break/>EGL_LARGEST_PBUFFER:        </text:span><text:span text:style-name="T11">如果参数不合适，可使用最大的</text:span><text:span text:style-name="T9">pbuffer<text:line-break/>EGL_TEXTURE_FORMAT:         [EGL_NO_TEXTURE] </text:span><text:span text:style-name="T11">如果</text:span><text:span text:style-name="T9">pbuffer</text:span><text:span text:style-name="T11">要绑定到纹理映射，要指定纹理的格式</text:span><text:span text:style-name="T9"><text:line-break/>EGL_TEXTURE_TARGET:            [EGL_NO_TEXTURE, EGL_TEXTURE_2D]<text:line-break/>EGL_MIPMAP_TEXTRUE:         [EGL_TRUE, EGL_FALSE]<text:line-break/><text:line-break/></text:span><text:span text:style-name="T11">创建失败时返回</text:span><text:span text:style-name="T9">EGL_NO_SURFACE</text:span><text:span text:style-name="T11">，错误码：</text:span><text:span text:style-name="T9"><text:line-break/>EGL_BAD_ALLOC:      </text:span><text:span text:style-name="T11">缺少资源</text:span><text:span text:style-name="T9"><text:line-break/>EGL_BAD_CONFIG:     </text:span><text:span text:style-name="T11">配置错误</text:span><text:span text:style-name="T9"><text:line-break/>EGL_BAD_PARAMETER:  EGL_WIDTH</text:span><text:span text:style-name="T11">和</text:span><text:span text:style-name="T9">EGL_HEIGHT</text:span><text:span text:style-name="T11">为负数</text:span><text:span text:style-name="T9"><text:line-break/>EGL_BAD_MATCH:      </text:span><text:span text:style-name="T11">配置错误；如果用于纹理映射，则高宽参数错误；</text:span><text:span text:style-name="T9">EGL_TEXTURE_FORMAT</text:span><text:span text:style-name="T11">和</text:span><text:span text:style-name="T9">EGL_TEXTURE_TARGET</text:span><text:span text:style-name="T11">只有一个不是</text:span><text:span text:style-name="T9">EGL_NO_TEXTURE<text:line-break/>EGL_BAD_ATTRIBUTE:  </text:span><text:span text:style-name="T11">指定了</text:span><text:span text:style-name="T9">EGL_TEXTURE_FORMAT</text:span><text:span text:style-name="T11">、</text:span><text:span text:style-name="T9">EGL_TEXTURE_TARGET</text:span><text:span text:style-name="T11">或者</text:span><text:span text:style-name="T9">EGL_MIPMAP_TEXTRUE</text:span><text:span text:style-name="T11">，却不指定使用</text:span><text:span text:style-name="T9">OpenGLES</text:span><text:span text:style-name="T11">在配置里</text:span><text:span text:style-name="T9"><text:line-break/><text:line-break/></text:span><text:span text:style-name="T11">使用</text:span><text:span text:style-name="T9">pbuffer</text:span><text:span text:style-name="T11">的例子：</text:span></text:p>
      <text:p text:style-name="P27">EGLint cfgAttribs[] =</text:p>
      <text:p text:style-name="P27">{</text:p>
      <text:p text:style-name="P27"><text:tab/>EGL_SURFACE_TYPE, <text:s text:c="3"/>EGL_PBUFFER_BIT,</text:p>
      <text:p text:style-name="P27"><text:tab/>EGL_RENDERABLE_TYPE, EGL_OPENGL_ES2_BIT,</text:p>
      <text:p text:style-name="P27"><text:tab/>EGL_RED_SIZE, <text:s text:c="7"/>5,</text:p>
      <text:p text:style-name="P27"><text:tab/>EGL_GREEN_SIZE, <text:s text:c="5"/>6,</text:p>
      <text:p text:style-name="P27"><text:tab/>EGL_BLUE_SIZE, <text:s text:c="6"/>5,</text:p>
      <text:p text:style-name="P27"><text:tab/>EGL_DEPTH_SIZE, <text:s text:c="5"/>1,</text:p>
      <text:p text:style-name="P27"><text:tab/>EGL_NONE</text:p>
      <text:p text:style-name="P27">};</text:p>
      <text:p text:style-name="P27"><text:soft-page-break/>const EGLint MAX_CONFIG = 10; <text:s/>// 我们要从10个配置里挑选一个</text:p>
      <text:p text:style-name="P27">EGLConfig configs[MAX_CONFIG];</text:p>
      <text:p text:style-name="P27">EGLint numConfigs;</text:p>
      <text:p text:style-name="P27">if (!eglChooseConfig(display, cfgAttribs, configs, MAX_CONFIG, &amp;numConfigs))</text:p>
      <text:p text:style-name="P27">{</text:p>
      <text:p text:style-name="P27"><text:tab/>// 报错</text:p>
      <text:p text:style-name="P27">}</text:p>
      <text:p text:style-name="P27">else</text:p>
      <text:p text:style-name="P27">{</text:p>
      <text:p text:style-name="P27"><text:tab/>// 挑选一个配置</text:p>
      <text:p text:style-name="P27">}</text:p>
      <text:p text:style-name="P27">EGLint PBufAttribs[] =</text:p>
      <text:p text:style-name="P27">{</text:p>
      <text:p text:style-name="P27"><text:tab/>EGL_WIDTH, <text:s/>512,</text:p>
      <text:p text:style-name="P27"><text:tab/>EGL_HEIGHT, 512,</text:p>
      <text:p text:style-name="P27"><text:tab/>EGL_LARGEST_PBUFFER, EGL_TRUE,</text:p>
      <text:p text:style-name="P27"><text:tab/>EGL_NONE</text:p>
      <text:p text:style-name="P27">};</text:p>
      <text:p text:style-name="P27">EGLRenderSurface pbuffer = eglCreatePbufferSurface(display, config, PBufAttribs);</text:p>
      <text:p text:style-name="P27">if (pbuffer == EGL_NO_SURFACE)</text:p>
      <text:p text:style-name="P27">{</text:p>
      <text:p text:style-name="P27"><text:tab/>// 创建失败，报各种错</text:p>
      <text:p text:style-name="P27">}</text:p>
      <text:p text:style-name="P27">EGLint width, height;</text:p>
      <text:p text:style-name="P27">if (!eglQuerySurface(display, pbuffer, EGL_HEIGHT, &amp;height)</text:p>
      <text:p text:style-name="P27"><text:tab/>|| !eglQuerySurface(display, pbuffer, EGL_WIDTH, &amp;width)</text:p>
      <text:p text:style-name="P27">{</text:p>
      <text:p text:style-name="P27"><text:tab/>// 查询不到信息，报错</text:p>
      <text:p text:style-name="P27">}</text:p>
      <text:p text:style-name="P16"/>
      <text:p text:style-name="P17"><text:span text:style-name="T9">pbuffer</text:span><text:span text:style-name="T11">和普通的窗口渲染最大的不同是不能</text:span><text:span text:style-name="T9">swap</text:span><text:span text:style-name="T11">，要么拷贝其值，要么修改其绑定成为纹理。</text:span></text:p>
      <text:p text:style-name="P17"/>
      <text:p text:style-name="P18"/>
      <text:p text:style-name="P18"/>
      <text:p text:style-name="P24">EGLContext:</text:p>
      <text:p text:style-name="P18"/>
      <text:p text:style-name="P28">EGLContext eglCreateContext(EGLDisplay display,</text:p>
      <text:p text:style-name="P28"><text:s text:c="28"/>EGLConfig config,</text:p>
      <text:p text:style-name="P28"><text:tab/><text:tab/><text:tab/><text:tab/><text:tab/><text:tab/><text:tab/>EGLContext context, <text:s text:c="3"/>// EGL_NO_CONTEXT表示不向其它的context共享资源</text:p>
      <text:p text:style-name="P28"><text:tab/><text:tab/><text:tab/><text:tab/><text:tab/><text:tab/><text:tab/>const EGLint * attribs)// 我们暂时只用EGL_CONTEXT_CLIENT_VERSION</text:p>
      <text:p text:style-name="P28">const EGLint attribs[] =</text:p>
      <text:p text:style-name="P28">{</text:p>
      <text:p text:style-name="P28"><text:tab/>EGL_CONTEXT_CLIENT_VERSION, 2,</text:p>
      <text:p text:style-name="P28"><text:tab/>EGL_NONE</text:p>
      <text:p text:style-name="P28">};</text:p>
      <text:p text:style-name="P28">EGLContext context = eglCreateContext(display, cfg, EGL_NO_CONTEXT, attribs);</text:p>
      <text:p text:style-name="P28">if (context == EGL_NO_CONTEXT)</text:p>
      <text:p text:style-name="P28">{</text:p>
      <text:p text:style-name="P28"><text:tab/>if (EGL_BAD_CONFIG == eglGetError())</text:p>
      <text:p text:style-name="P28"><text:tab/>{</text:p>
      <text:p text:style-name="P28"><text:tab/><text:tab/>...</text:p>
      <text:p text:style-name="P28"><text:soft-page-break/><text:tab/>}</text:p>
      <text:p text:style-name="P28">}</text:p>
      <text:p text:style-name="P28">if (!eglMakeCurrent(display, window, window, context)) // 两个window表示读写都在一个窗口</text:p>
      <text:p text:style-name="P28">{</text:p>
      <text:p text:style-name="P28"><text:tab/>// 报错</text:p>
      <text:p text:style-name="P28">}</text:p>
      <text:p text:style-name="P19"/>
      <text:p text:style-name="P19"><text:span text:style-name="T6">● </text:span><text:span text:style-name="T7">渲染同步</text:span><text:line-break/><text:line-break/><text:span text:style-name="T7">只使用</text:span><text:span text:style-name="T8">OpenGL ES 2.0</text:span><text:span text:style-name="T7">，那么，</text:span><text:span text:style-name="T8">glFinish</text:span><text:span text:style-name="T7">即可保证所有的渲染工作进行下去。</text:span><text:line-break/><text:span text:style-name="T7">但使用</text:span><text:span text:style-name="T8">OpenVG</text:span><text:span text:style-name="T7">或本地图形</text:span><text:span text:style-name="T8">API</text:span><text:span text:style-name="T7">渲染字体，要比使用</text:span><text:span text:style-name="T8">OpenGL ES 2.0</text:span><text:span text:style-name="T7">要容易。所以，你可能要在同一个窗口使用多个库来渲染。</text:span><text:line-break/><text:line-break/><text:span text:style-name="T7">可以用</text:span><text:span text:style-name="T8">EGL</text:span><text:span text:style-name="T7">的同步函数：</text:span><text:span text:style-name="T8">EGLBoolean eglWaitClient() </text:span><text:span text:style-name="T7">延迟客户端的执行，等待服务器端完成</text:span><text:span text:style-name="T8">OpenGL ES 2.0</text:span><text:span text:style-name="T7">或者</text:span><text:span text:style-name="T8">OpenVG</text:span><text:span text:style-name="T7">的渲染。</text:span><text:line-break/><text:span text:style-name="T7">如果失败，返回错误码：</text:span><text:span text:style-name="T8">EGL_BAD_CURRENT_SURFACE</text:span><text:span text:style-name="T7">。</text:span><text:line-break/><text:line-break/><text:span text:style-name="T7">如果要等待本地图形</text:span><text:span text:style-name="T8">API</text:span><text:span text:style-name="T7">的渲染完成，使用：</text:span><text:span text:style-name="T8">EGLBoolean eglWaitNative(EGLint engine)</text:span><text:span text:style-name="T7">。</text:span><text:line-break/><text:span text:style-name="T8">engine</text:span><text:span text:style-name="T7">参数必须是</text:span><text:span text:style-name="T8">EGL_CORE_NATIVE_ENGINE</text:span><text:span text:style-name="T7">。其它值都是通过</text:span><text:span text:style-name="T8">EGL</text:span><text:span text:style-name="T7">扩展来指定。</text:span><text:line-break/><text:span text:style-name="T7">如果失败，返回错误码：</text:span><text:span text:style-name="T8">EGL_BAD_PARAMETER</text:span><text:span text:style-name="T7">。</text:span></text:p>
      <text:p text:style-name="P19"/>
      <text:p text:style-name="P19"/>
      <text:p text:style-name="P31">EGL简介，包含一些参数和返回值的解释</text:p>
      <text:p text:style-name="P30"><text:span text:style-name="T7">https://blog.csdn.net/iEearth/article/details/7118045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PingFang SC" svg:font-family="'PingFang SC', 'Microsoft YaHei', SimHei, Arial, SimSu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54:06.901771677</meta:creation-date>
    <dc:date>2018-05-26T12:12:03.422950024</dc:date>
    <meta:editing-duration>PT1H20M21S</meta:editing-duration>
    <meta:editing-cycles>51</meta:editing-cycles>
    <meta:generator>LibreOffice/4.2.8.2$Linux_X86_64 LibreOffice_project/420m0$Build-2</meta:generator>
    <meta:document-statistic meta:table-count="0" meta:image-count="0" meta:object-count="0" meta:page-count="5" meta:paragraph-count="141" meta:word-count="1438" meta:character-count="5528" meta:non-whitespace-character-count="4791"/>
  </office:meta>
</office:document-meta>
</file>